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2668" officeooo:paragraph-rsid="000f2668"/>
    </style:style>
    <style:style style:name="P2" style:family="paragraph" style:parent-style-name="Standard">
      <style:text-properties officeooo:rsid="000f4c22" officeooo:paragraph-rsid="000f4c22"/>
    </style:style>
    <style:style style:name="P3" style:family="paragraph" style:parent-style-name="Standard">
      <style:text-properties officeooo:rsid="00101bb3" officeooo:paragraph-rsid="00101bb3"/>
    </style:style>
    <style:style style:name="P4" style:family="paragraph" style:parent-style-name="Standard">
      <style:text-properties officeooo:rsid="00101bb3" officeooo:paragraph-rsid="0020f71a"/>
    </style:style>
    <style:style style:name="P5" style:family="paragraph" style:parent-style-name="Standard">
      <style:text-properties officeooo:rsid="00101bb3" officeooo:paragraph-rsid="000f4c22"/>
    </style:style>
    <style:style style:name="P6" style:family="paragraph" style:parent-style-name="Standard">
      <style:text-properties officeooo:rsid="001080aa" officeooo:paragraph-rsid="001080aa"/>
    </style:style>
    <style:style style:name="P7" style:family="paragraph" style:parent-style-name="Standard">
      <style:text-properties officeooo:rsid="001080aa" officeooo:paragraph-rsid="002f540c"/>
    </style:style>
    <style:style style:name="P8" style:family="paragraph" style:parent-style-name="Standard">
      <style:text-properties officeooo:rsid="001080aa" officeooo:paragraph-rsid="00358fbd"/>
    </style:style>
    <style:style style:name="P9" style:family="paragraph" style:parent-style-name="Standard">
      <style:text-properties fo:font-style="italic" style:text-underline-style="solid" style:text-underline-width="auto" style:text-underline-color="font-color" fo:font-weight="bold" officeooo:rsid="0011eb1b" officeooo:paragraph-rsid="0011eb1b" style:font-style-asian="italic" style:font-weight-asian="bold" style:font-style-complex="italic" style:font-weight-complex="bold"/>
    </style:style>
    <style:style style:name="P10" style:family="paragraph" style:parent-style-name="Standard">
      <style:text-properties style:text-underline-style="none" officeooo:rsid="000f4c22" officeooo:paragraph-rsid="000f4c22"/>
    </style:style>
    <style:style style:name="P11" style:family="paragraph" style:parent-style-name="Standard">
      <style:text-properties fo:font-style="normal" style:text-underline-style="none" fo:font-weight="normal" officeooo:rsid="0011eb1b" officeooo:paragraph-rsid="0011eb1b"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1eb1b" officeooo:paragraph-rsid="001bdcf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922e8" officeooo:paragraph-rsid="001922e8"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bdcf0" officeooo:paragraph-rsid="00285c0e"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cf42b" officeooo:paragraph-rsid="001cf42b"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566e7" officeooo:paragraph-rsid="002566e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a3a15" officeooo:paragraph-rsid="002a3a15"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2dabe1" officeooo:paragraph-rsid="002dabe1"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58fbd" officeooo:paragraph-rsid="0011eb1b"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358fbd" officeooo:paragraph-rsid="00358fbd"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387fd4" officeooo:paragraph-rsid="00387fd4"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3c35d6" officeooo:paragraph-rsid="003c35d6"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3e1714" officeooo:paragraph-rsid="003e1714"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16ab2a" officeooo:paragraph-rsid="0016ab2a" fo:background-color="#ffff00" style:font-style-asian="normal" style:font-weight-asian="normal" style:font-style-complex="normal" style:font-weight-complex="normal"/>
    </style:style>
    <style:style style:name="P25" style:family="paragraph" style:parent-style-name="Standard">
      <style:text-properties fo:font-style="normal" style:text-underline-style="solid" style:text-underline-width="auto" style:text-underline-color="font-color" fo:font-weight="normal" officeooo:rsid="002a3a15" officeooo:paragraph-rsid="002a3a15" style:font-style-asian="normal" style:font-weight-asian="normal" style:font-style-complex="normal" style:font-weight-complex="normal"/>
    </style:style>
    <style:style style:name="P26" style:family="paragraph" style:parent-style-name="Standard">
      <style:text-properties fo:font-style="normal" style:text-underline-style="solid" style:text-underline-width="auto" style:text-underline-color="font-color" fo:font-weight="normal" officeooo:rsid="00376274" officeooo:paragraph-rsid="00376274" style:font-style-asian="normal" style:font-weight-asian="normal" style:font-style-complex="normal" style:font-weight-complex="normal"/>
    </style:style>
    <style:style style:name="P27" style:family="paragraph" style:parent-style-name="Standard">
      <style:text-properties fo:font-style="normal" style:text-underline-style="solid" style:text-underline-width="auto" style:text-underline-color="font-color" fo:font-weight="normal" officeooo:rsid="00387fd4" officeooo:paragraph-rsid="00387fd4" style:font-style-asian="normal" style:font-weight-asian="normal" style:font-style-complex="normal" style:font-weight-complex="normal"/>
    </style:style>
    <style:style style:name="P28" style:family="paragraph" style:parent-style-name="Standard">
      <style:text-properties fo:font-style="normal" style:text-underline-style="solid" style:text-underline-width="auto" style:text-underline-color="font-color" fo:font-weight="bold" officeooo:rsid="0011eb1b" officeooo:paragraph-rsid="0011eb1b" style:font-style-asian="normal" style:font-weight-asian="bold" style:font-style-complex="normal" style:font-weight-complex="bold"/>
    </style:style>
    <style:style style:name="P29" style:family="paragraph" style:parent-style-name="Standard">
      <style:text-properties officeooo:rsid="0017ac43" officeooo:paragraph-rsid="0017ac43"/>
    </style:style>
    <style:style style:name="P30" style:family="paragraph" style:parent-style-name="Standard">
      <style:text-properties officeooo:rsid="0020f71a" officeooo:paragraph-rsid="0020f71a"/>
    </style:style>
    <style:style style:name="P31" style:family="paragraph" style:parent-style-name="Standard">
      <style:text-properties officeooo:paragraph-rsid="0021d4b6"/>
    </style:style>
    <style:style style:name="P32" style:family="paragraph" style:parent-style-name="Standard">
      <style:text-properties officeooo:rsid="00251374" officeooo:paragraph-rsid="00251374"/>
    </style:style>
    <style:style style:name="P33" style:family="paragraph" style:parent-style-name="Standard">
      <style:text-properties officeooo:rsid="002566e7" officeooo:paragraph-rsid="002566e7"/>
    </style:style>
    <style:style style:name="P34" style:family="paragraph" style:parent-style-name="Standard">
      <style:text-properties style:text-line-through-style="solid" style:text-line-through-type="single" fo:font-style="normal" style:text-underline-style="none" fo:font-weight="normal" officeooo:rsid="001bdcf0" officeooo:paragraph-rsid="001bdcf0" style:font-style-asian="normal" style:font-weight-asian="normal" style:font-style-complex="normal" style:font-weight-complex="normal"/>
    </style:style>
    <style:style style:name="P35" style:family="paragraph" style:parent-style-name="Standard">
      <style:text-properties style:text-line-through-style="none" style:text-line-through-type="none" fo:font-style="normal" style:text-underline-style="none" fo:font-weight="normal" officeooo:rsid="001bdcf0" officeooo:paragraph-rsid="001bdcf0" style:font-style-asian="normal" style:font-weight-asian="normal" style:font-style-complex="normal" style:font-weight-complex="normal"/>
    </style:style>
    <style:style style:name="P36" style:family="paragraph" style:parent-style-name="Text_20_body">
      <style:text-properties fo:font-style="normal" style:text-underline-style="none" fo:font-weight="normal" officeooo:rsid="001cf42b" officeooo:paragraph-rsid="001cf42b"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style="normal" style:text-underline-style="none" fo:font-weight="normal" officeooo:rsid="003e1714" officeooo:paragraph-rsid="003c35d6"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16ab2a" officeooo:paragraph-rsid="0016ab2a"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11eb1b" officeooo:paragraph-rsid="0011eb1b" style:font-style-asian="normal" style:font-weight-asian="normal" style:font-style-complex="normal" style:font-weight-complex="normal"/>
    </style:style>
    <style:style style:name="P40" style:family="paragraph" style:parent-style-name="Standard">
      <style:text-properties fo:font-style="normal" style:text-underline-style="solid" style:text-underline-width="auto" style:text-underline-color="font-color" fo:font-weight="bold" officeooo:rsid="0011eb1b" officeooo:paragraph-rsid="0011eb1b" style:font-style-asian="normal" style:font-weight-asian="bold" style:font-style-complex="normal" style:font-weight-complex="bold"/>
    </style:style>
    <style:style style:name="T1" style:family="text">
      <style:text-properties fo:font-weight="bold"/>
    </style:style>
    <style:style style:name="T2" style:family="text">
      <style:text-properties officeooo:rsid="001ea8bd"/>
    </style:style>
    <style:style style:name="T3" style:family="text">
      <style:text-properties fo:font-style="italic" style:font-style-asian="italic" style:font-style-complex="italic"/>
    </style:style>
    <style:style style:name="T4" style:family="text">
      <style:text-properties fo:font-style="italic" officeooo:rsid="001ea8bd" style:font-style-asian="italic" style:font-style-complex="italic"/>
    </style:style>
    <style:style style:name="T5" style:family="text">
      <style:text-properties fo:font-style="italic" officeooo:rsid="0032799c" style:font-style-asian="italic" style:font-style-complex="italic"/>
    </style:style>
    <style:style style:name="T6" style:family="text">
      <style:text-properties fo:font-style="italic" officeooo:rsid="0034fa75" style:font-style-asian="italic" style:font-style-complex="italic"/>
    </style:style>
    <style:style style:name="T7" style:family="text">
      <style:text-properties fo:font-style="italic" fo:font-weight="bold" style:font-style-asian="italic" style:font-style-complex="italic"/>
    </style:style>
    <style:style style:name="T8" style:family="text">
      <style:text-properties fo:font-style="italic" fo:background-color="#ffff00" loext:char-shading-value="0" style:font-style-asian="italic" style:font-style-complex="italic"/>
    </style:style>
    <style:style style:name="T9" style:family="text">
      <style:text-properties fo:font-style="italic" officeooo:rsid="001ea8bd" fo:background-color="#ffff00" loext:char-shading-value="0" style:font-style-asian="italic" style:font-style-complex="italic"/>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21d4b6" style:font-style-asian="normal" style:font-weight-asian="normal" style:font-style-complex="normal" style:font-weight-complex="normal"/>
    </style:style>
    <style:style style:name="T12" style:family="text">
      <style:text-properties fo:font-style="normal" style:text-underline-style="none" fo:font-weight="normal" officeooo:rsid="00233f61" style:font-style-asian="normal" style:font-weight-asian="normal" style:font-style-complex="normal" style:font-weight-complex="normal"/>
    </style:style>
    <style:style style:name="T13" style:family="text">
      <style:text-properties fo:font-style="normal" style:text-underline-style="none" fo:font-weight="normal" officeooo:rsid="00251374" style:font-style-asian="normal" style:font-weight-asian="normal" style:font-style-complex="normal" style:font-weight-complex="normal"/>
    </style:style>
    <style:style style:name="T14" style:family="text">
      <style:text-properties officeooo:rsid="00285c0e"/>
    </style:style>
    <style:style style:name="T15" style:family="text">
      <style:text-properties officeooo:rsid="0028c5ad"/>
    </style:style>
    <style:style style:name="T16" style:family="text">
      <style:text-properties style:text-line-through-style="none" style:text-line-through-type="none"/>
    </style:style>
    <style:style style:name="T17" style:family="text">
      <style:text-properties style:text-line-through-style="none" style:text-line-through-type="none" officeooo:rsid="00297496"/>
    </style:style>
    <style:style style:name="T18" style:family="text">
      <style:text-properties style:text-line-through-style="none" style:text-line-through-type="none" officeooo:rsid="00297496" fo:background-color="#ffff00" loext:char-shading-value="0"/>
    </style:style>
    <style:style style:name="T19" style:family="text">
      <style:text-properties style:text-line-through-style="none" style:text-line-through-type="none" officeooo:rsid="003e1714"/>
    </style:style>
    <style:style style:name="T20" style:family="text">
      <style:text-properties officeooo:rsid="0029fc81"/>
    </style:style>
    <style:style style:name="T21" style:family="text">
      <style:text-properties officeooo:rsid="002a3a15"/>
    </style:style>
    <style:style style:name="T22" style:family="text">
      <style:text-properties officeooo:rsid="0028c5ad" fo:background-color="#ffff00" loext:char-shading-value="0"/>
    </style:style>
    <style:style style:name="T23" style:family="text">
      <style:text-properties officeooo:rsid="002f540c"/>
    </style:style>
    <style:style style:name="T24" style:family="text">
      <style:text-properties officeooo:rsid="0032799c"/>
    </style:style>
    <style:style style:name="T25" style:family="text">
      <style:text-properties officeooo:rsid="00358fbd"/>
    </style:style>
    <style:style style:name="T26" style:family="text">
      <style:text-properties officeooo:rsid="00376274"/>
    </style:style>
    <style:style style:name="T27" style:family="text">
      <style:text-properties officeooo:rsid="0016ab2a"/>
    </style:style>
    <style:style style:name="T28" style:family="text">
      <style:text-properties officeooo:rsid="003b3e22"/>
    </style:style>
    <style:style style:name="T29" style:family="text">
      <style:text-properties style:text-line-through-style="solid" style:text-line-through-type="single"/>
    </style:style>
    <style:style style:name="T30" style:family="text">
      <style:text-properties style:text-line-through-style="solid" style:text-line-through-type="single" officeooo:rsid="0040c5a7"/>
    </style:style>
    <style:style style:name="T31" style:family="text">
      <style:text-properties officeooo:rsid="0040c5a7"/>
    </style:style>
    <style:style style:name="T32" style:family="text">
      <style:text-properties officeooo:rsid="004209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Fase1 AC practicas</text:p>
      <text:p text:style-name="P1"/>
      <text:p text:style-name="P2">Que es el rendimiento de los computadores</text:p>
      <text:p text:style-name="P10"/>
      <text:p text:style-name="P10">Como y programas usados</text:p>
      <text:p text:style-name="P10"><text:tab/><text:span text:style-name="T2">que intentan evaluar</text:span></text:p>
      <text:p text:style-name="P10"><text:tab/>beackmarks mas utilizados</text:p>
      <text:p text:style-name="P10"/>
      <text:p text:style-name="P10">Como presentar los resultados</text:p>
      <text:p text:style-name="P2"/>
      <text:p text:style-name="P5"/>
      <text:p text:style-name="P3">hennesy y D.A. Patterson 2006, Computer Architecture: a Quantitative Appproach, Morgan Kaufmann</text:p>
      <text:p text:style-name="P6">w. stallings 2006 Organizacion y Arquitectura de Computadores Prentice Hall 7º edicion</text:p>
      <text:p text:style-name="P6"/>
      <text:p text:style-name="P30">Bibliografia <text:span text:style-name="T24">usada hasta ahora:</text:span></text:p>
      <text:p text:style-name="P29">tema2 ua</text:p>
      <text:p text:style-name="P30">http://eprints.rclis.org/4963/1/5.htm</text:p>
      <text:p text:style-name="P4">spec.org</text:p>
      <text:p text:style-name="P33">https://es.wikipedia.org/wiki/Benchmark_(inform%C3%A1tica)#Tipos_de_benchmarks</text:p>
      <text:p text:style-name="P7"><text:bookmark-start text:name="__DdeLink__110_344853087"/><text:span text:style-name="Citation">exa.unne.edu.ar/informatica/evalua/...Temas/TEMA_07_05_</text:span><text:span text:style-name="Citation"><text:span text:style-name="T1">BENCHMARK</text:span></text:span><text:span text:style-name="Citation">.PDF</text:span><text:bookmark-end text:name="__DdeLink__110_344853087"/></text:p>
      <text:p text:style-name="P8"><text:span text:style-name="Citation"><text:span text:style-name="T25">http://exa.unne.edu.ar/informatica/SO/SO12.htm</text:span></text:span></text:p>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text:soft-page-break/>QUE ES EL RENDIMIENTO DE LOS COMPUTADORES</text:p>
      <text:p text:style-name="P19"/>
      <text:p text:style-name="P20">El rendimiento expresa la manera o la eficiencia con que un computador cumple sus metas. La medicion de est<text:span text:style-name="T26">a</text:span> es relativa, <text:span text:style-name="T26">dependen de a quien vayan orientadas:</text:span></text:p>
      <text:p text:style-name="P26">Si son orientadas al usuario:</text:p>
      <text:p text:style-name="P21">Tendrá en cuenta la eficacia, el tiempo de respuesta /ejecución (la inmediatez)</text:p>
      <text:p text:style-name="P27">Si son orientadas a un cluster (grupo):</text:p>
      <text:p text:style-name="P21">Tendrá en cuenta la productividad (operar mas datos pasadas una horas) </text:p>
      <text:p text:style-name="P26"/>
      <text:p text:style-name="P21">Algunas mediciones comunes en <text:span text:style-name="T28">computacion d</text:span>el rendimiento son: tiempo de respuesta (ciclo de reloj mas rapido, procesar en paralelo), tiempo de reacción, la <text:span text:style-name="T27">productividad </text:span>(<text:span text:style-name="T27">multiples procesadores</text:span>)</text:p>
      <text:p text:style-name="P24">medir ejecucion de un programa en segundos, redimiento en eventos por segundo <text:span text:style-name="T32">(FALTA TERMINAR)</text:span></text:p>
      <text:p text:style-name="P38"/>
      <text:p text:style-name="P22">El usuario a la hora de comprar un ordenador tiene en cuenta el rendimiento, para ello hace uso de la medidas estandares para compararlos de forma cuantitativa (i<text:span text:style-name="T29">7 &gt; i5, mas Hz siempre mejor, cuanta mas ram mejor…) </text:span><text:span text:style-name="T19">y el precio</text:span><text:span text:style-name="T30"> (independientemente del dispositivo personal cuando mas caro es mejor)</text:span><text:span text:style-name="T19">.</text:span></text:p>
      <text:p text:style-name="P37"/>
      <text:p text:style-name="P23"><text:span text:style-name="T19">A </text:span><text:span text:style-name="T16">la hora de comprarar el rendimiento de un computador se puede hacer uso de diversos programas para darnos una visión aproximada del rendimiento.</text:span></text:p>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text:soft-page-break/>COMO <text:span text:style-name="T31">EVALUAR EL RENDIMIENTO</text:span> Y PROGRAMAS USADOS</text:p>
      <text:p text:style-name="P11"/>
      <text:p text:style-name="P31"><text:span text:style-name="T11">Hoy en dia para </text:span><text:span text:style-name="T12">comprar el rendimiento de un sistema o componente en concreto e incluso procesos</text:span><text:span text:style-name="T11">, se utilizan diversas técnicas. </text:span><text:span text:style-name="T12">Una de ellas son las marcas de referencias o benchmarks que se tratan de una comparacion de datos e indicadores con un </text:span><text:span text:style-name="T13">fin</text:span><text:span text:style-name="T12"> estadistica.</text:span></text:p>
      <text:p text:style-name="P32"><text:span text:style-name="T12">E</text:span><text:span text:style-name="T10">sto permite comprobar si las especificaciones de los componentes concuerdan con un rendimiento esperado, minimizar los costes para obtener un nivel maximo de beneficios...</text:span></text:p>
      <text:p text:style-name="P14"/>
      <text:p text:style-name="P16">Los benchmarks se clasifican en funcion de lo que evaluen <text:span text:style-name="T21">y el nivel en el que evaluan. Algunas clasificaciones podrian ser:</text:span></text:p>
      <text:p text:style-name="P25">Teniendo en cuenta el nivel en que se realiza:</text:p>
      <text:p text:style-name="P17">Componente: evalua una parte especifica de la computadora (CPU, disco…)</text:p>
      <text:p text:style-name="P17">sistema: evaluan el rendimiento global</text:p>
      <text:p text:style-name="P25">Teniendo en cuenta el tipo de prueba a realizar.</text:p>
      <text:p text:style-name="P16">Sinteticos: miden el rendimiento de un componente individual, <text:span text:style-name="T14">simulando la frecuencia de operaciones que imitan a las de un gran conjunto de programas (llevar al maximo el componente)</text:span></text:p>
      <text:p text:style-name="P16">Aplicaciones: basadas en apicaciones reales simulan una carga de trabajo para medir de forma global, <text:span text:style-name="T20">s</text:span><text:span text:style-name="T17">iendo hoy en dia los que mas se acercan al rendimiento real de un computador.</text:span></text:p>
      <text:p text:style-name="P16"/>
      <text:p text:style-name="P35"><text:span text:style-name="T14">Reducidos:</text:span> son programas entre 10 y 100 lineas que hacen puzles clasificaciones rapid<text:span text:style-name="T14">a</text:span>s… </text:p>
      <text:p text:style-name="P34"><text:span text:style-name="T16">Los benchmarks reducidos se usan debido a su portabilidad (hoy en dia no es un problema), simulacion facil al diseñar una maquina nueva, son mas faciles de estandarizar </text:span><text:span text:style-name="T15">(</text:span><text:span text:style-name="T22">comentar muy por encima y ya</text:span><text:span text:style-name="T18">)</text:span></text:p>
      <text:p text:style-name="P12"/>
      <text:p text:style-name="P18">Los benchmarks necesitan de software moderno, no es lo mismo ordenadores actuales que procesan una gran cantidad de informacion usando software de 64 bits, que uno de 16 bits, dando lugar a posibles fallas durante la prueba. <text:span text:style-name="T23">Para tener una correcta vision de las capacidades de un sistema se incluten pruebas de multitarea, video, graficos 3D, sonido, comunicaciones...</text:span></text:p>
      <text:p text:style-name="P12"/>
      <text:p text:style-name="P15"><text:span text:style-name="T23">Al ser necesaria una vision global del sistema se usan c</text:span>olecciones de benchmarks: medir el rendimiento con una variedad de aplicaciones. <text:span text:style-name="T23">Podemos encontrar SPEC, intenta representar la carga actual y futura de los ordenadores.</text:span></text:p>
      <text:p text:style-name="P15"/>
      <text:p text:style-name="P36"><text:bookmark text:name="content"/><text:span text:style-name="T7">The Standard Performance Evaluation Corporation (SPEC)</text:span><text:span text:style-name="T3"> is a </text:span><text:span text:style-name="T8">non-profit </text:span><text:span text:style-name="T3">corporation formed to establish, maintain and endorse a standardized set of relevant benchmarks that can be applied to the </text:span><text:span text:style-name="T8">newest generation of high-performance computers.</text:span><text:span text:style-name="T3"> SPEC develops benchmark suites and also reviews and publishes submitted results from our </text:span><text:a xlink:type="simple" xlink:href="http://www.spec.org/consortium/" text:style-name="Internet_20_link" text:visited-style-name="Visited_20_Internet_20_Link"><text:span text:style-name="T3">member organizations</text:span></text:a><text:span text:style-name="T3"> and other benchmark licensees. </text:span><text:span text:style-name="T4">(</text:span><text:span text:style-name="T9">cloud, , graphics/workstations, java client/server, mail servers, virtualization, web servers</text:span><text:span text:style-name="T5">) </text:span><text:span text:style-name="T6">(</text:span></text:p>
      <text:p text:style-name="P15"/>
      <text:p text:style-name="P15"/>
      <text:p text:style-name="P15"/>
      <text:p text:style-name="P15"/>
      <text:p text:style-name="P15"/>
      <text:p text:style-name="P15"/>
      <text:p text:style-name="P15"/>
      <text:p text:style-name="P15"/>
      <text:p text:style-name="P15"/>
      <text:p text:style-name="P28"/>
      <text:p text:style-name="P28"><text:soft-page-break/>COMO PRESENTAR LOS RESULTADOS</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9:11:02.038502908</meta:creation-date>
    <meta:generator>LibreOffice/5.1.6.2.0$Linux_X86_64 LibreOffice_project/10m0$Build-2</meta:generator>
    <dc:date>2017-02-05T16:34:33.477612064</dc:date>
    <meta:editing-duration>PT3H18M11S</meta:editing-duration>
    <meta:editing-cycles>37</meta:editing-cycles>
    <meta:document-statistic meta:table-count="0" meta:image-count="0" meta:object-count="0" meta:page-count="4" meta:paragraph-count="41" meta:word-count="637" meta:character-count="4334" meta:non-whitespace-character-count="3734"/>
  </office:meta>
</office:document-meta>
</file>